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d0bb" officeooo:paragraph-rsid="001cd0bb"/>
    </style:style>
    <style:style style:name="P2" style:family="paragraph" style:parent-style-name="Standard">
      <style:text-properties officeooo:rsid="001cd0bb" officeooo:paragraph-rsid="0023bc00"/>
    </style:style>
    <style:style style:name="P3" style:family="paragraph" style:parent-style-name="Standard">
      <style:text-properties officeooo:rsid="001cd0bb" officeooo:paragraph-rsid="002e7313"/>
    </style:style>
    <style:style style:name="P4" style:family="paragraph" style:parent-style-name="Standard">
      <style:text-properties officeooo:rsid="001cd0bb" officeooo:paragraph-rsid="00389b14"/>
    </style:style>
    <style:style style:name="P5" style:family="paragraph" style:parent-style-name="Standard">
      <style:text-properties officeooo:rsid="001cd0bb" officeooo:paragraph-rsid="00432109"/>
    </style:style>
    <style:style style:name="P6" style:family="paragraph" style:parent-style-name="Standard">
      <style:text-properties officeooo:rsid="001cd0bb" officeooo:paragraph-rsid="0049d136"/>
    </style:style>
    <style:style style:name="P7" style:family="paragraph" style:parent-style-name="Standard">
      <style:text-properties officeooo:rsid="001e6bc5" officeooo:paragraph-rsid="001ed6df"/>
    </style:style>
    <style:style style:name="P8" style:family="paragraph" style:parent-style-name="Standard">
      <style:text-properties officeooo:rsid="001e6bc5" officeooo:paragraph-rsid="0023bc00"/>
    </style:style>
    <style:style style:name="P9" style:family="paragraph" style:parent-style-name="Standard">
      <style:text-properties officeooo:rsid="001e6bc5" officeooo:paragraph-rsid="0027053b"/>
    </style:style>
    <style:style style:name="P10" style:family="paragraph" style:parent-style-name="Standard">
      <style:text-properties officeooo:rsid="001e6bc5" officeooo:paragraph-rsid="00282f79"/>
    </style:style>
    <style:style style:name="P11" style:family="paragraph" style:parent-style-name="Standard">
      <style:text-properties officeooo:rsid="001e6bc5" officeooo:paragraph-rsid="0029509b"/>
    </style:style>
    <style:style style:name="P12" style:family="paragraph" style:parent-style-name="Standard">
      <style:text-properties officeooo:rsid="001e6bc5" officeooo:paragraph-rsid="002e7313"/>
    </style:style>
    <style:style style:name="P13" style:family="paragraph" style:parent-style-name="Standard">
      <style:text-properties officeooo:rsid="001e6bc5" officeooo:paragraph-rsid="00302f3a"/>
    </style:style>
    <style:style style:name="P14" style:family="paragraph" style:parent-style-name="Standard">
      <style:text-properties officeooo:rsid="001e6bc5" officeooo:paragraph-rsid="0031c15d"/>
    </style:style>
    <style:style style:name="P15" style:family="paragraph" style:parent-style-name="Standard">
      <style:text-properties officeooo:rsid="001e6bc5" officeooo:paragraph-rsid="0033abd1"/>
    </style:style>
    <style:style style:name="P16" style:family="paragraph" style:parent-style-name="Standard">
      <style:text-properties officeooo:rsid="001e6bc5" officeooo:paragraph-rsid="0034548f"/>
    </style:style>
    <style:style style:name="P17" style:family="paragraph" style:parent-style-name="Standard">
      <style:text-properties officeooo:rsid="001e6bc5" officeooo:paragraph-rsid="00364003"/>
    </style:style>
    <style:style style:name="P18" style:family="paragraph" style:parent-style-name="Standard">
      <style:text-properties officeooo:rsid="001e6bc5" officeooo:paragraph-rsid="00389b14"/>
    </style:style>
    <style:style style:name="P19" style:family="paragraph" style:parent-style-name="Standard">
      <style:text-properties officeooo:rsid="001e6bc5" officeooo:paragraph-rsid="00432109"/>
    </style:style>
    <style:style style:name="P20" style:family="paragraph" style:parent-style-name="Standard">
      <style:text-properties officeooo:rsid="001e6bc5" officeooo:paragraph-rsid="0045e723"/>
    </style:style>
    <style:style style:name="P21" style:family="paragraph" style:parent-style-name="Standard">
      <style:text-properties fo:font-size="14pt" fo:font-weight="bold" officeooo:rsid="001cd0bb" officeooo:paragraph-rsid="001cd0bb" style:font-size-asian="14pt" style:font-weight-asian="bold" style:font-size-complex="14pt" style:font-weight-complex="bold"/>
    </style:style>
    <style:style style:name="P22" style:family="paragraph" style:parent-style-name="Standard">
      <style:text-properties fo:font-size="14pt" fo:font-weight="bold" officeooo:rsid="001cd0bb" officeooo:paragraph-rsid="002e7313" style:font-size-asian="14pt" style:font-weight-asian="bold" style:font-size-complex="14pt" style:font-weight-complex="bold"/>
    </style:style>
    <style:style style:name="P23" style:family="paragraph" style:parent-style-name="Standard">
      <style:text-properties fo:font-size="14pt" fo:font-weight="bold" officeooo:rsid="001cd0bb" officeooo:paragraph-rsid="00389b14" style:font-size-asian="14pt" style:font-weight-asian="bold" style:font-size-complex="14pt" style:font-weight-complex="bold"/>
    </style:style>
    <style:style style:name="P24" style:family="paragraph" style:parent-style-name="Standard">
      <style:text-properties fo:font-size="14pt" fo:font-weight="bold" officeooo:rsid="001cd0bb" officeooo:paragraph-rsid="00432109" style:font-size-asian="14pt" style:font-weight-asian="bold" style:font-size-complex="14pt" style:font-weight-complex="bold"/>
    </style:style>
    <style:style style:name="P25" style:family="paragraph" style:parent-style-name="Standard">
      <style:text-properties fo:font-size="14pt" fo:font-weight="bold" officeooo:rsid="001cd0bb" officeooo:paragraph-rsid="0049d136" style:font-size-asian="14pt" style:font-weight-asian="bold" style:font-size-complex="14pt" style:font-weight-complex="bold"/>
    </style:style>
    <style:style style:name="P26" style:family="paragraph" style:parent-style-name="Standard">
      <style:text-properties fo:font-size="14pt" fo:font-weight="bold" officeooo:rsid="001e6bc5" officeooo:paragraph-rsid="001e6bc5" style:font-size-asian="14pt" style:font-weight-asian="bold" style:font-size-complex="14pt" style:font-weight-complex="bold"/>
    </style:style>
    <style:style style:name="P27" style:family="paragraph" style:parent-style-name="Standard">
      <style:text-properties fo:font-size="14pt" fo:font-weight="bold" officeooo:rsid="001e6bc5" officeooo:paragraph-rsid="0023bc00" style:font-size-asian="14pt" style:font-weight-asian="bold" style:font-size-complex="14pt" style:font-weight-complex="bold"/>
    </style:style>
    <style:style style:name="P28" style:family="paragraph" style:parent-style-name="Standard">
      <style:text-properties fo:font-size="14pt" fo:font-weight="bold" officeooo:rsid="001e6bc5" officeooo:paragraph-rsid="002e7313" style:font-size-asian="14pt" style:font-weight-asian="bold" style:font-size-complex="14pt" style:font-weight-complex="bold"/>
    </style:style>
    <style:style style:name="P29" style:family="paragraph" style:parent-style-name="Standard">
      <style:text-properties fo:font-size="14pt" fo:font-weight="bold" officeooo:rsid="001e6bc5" officeooo:paragraph-rsid="00389b14" style:font-size-asian="14pt" style:font-weight-asian="bold" style:font-size-complex="14pt" style:font-weight-complex="bold"/>
    </style:style>
    <style:style style:name="P30" style:family="paragraph" style:parent-style-name="Standard">
      <style:text-properties fo:font-size="14pt" fo:font-weight="bold" officeooo:rsid="001e6bc5" officeooo:paragraph-rsid="00432109" style:font-size-asian="14pt" style:font-weight-asian="bold" style:font-size-complex="14pt" style:font-weight-complex="bold"/>
    </style:style>
    <style:style style:name="P31" style:family="paragraph" style:parent-style-name="Standard">
      <style:text-properties fo:font-size="14pt" fo:font-weight="bold" officeooo:rsid="0049db75" officeooo:paragraph-rsid="0049db75" style:font-size-asian="14pt" style:font-weight-asian="bold" style:font-size-complex="14pt" style:font-weight-complex="bold"/>
    </style:style>
    <style:style style:name="P32" style:family="paragraph" style:parent-style-name="Standard">
      <style:text-properties fo:font-size="14pt" fo:font-weight="normal" officeooo:rsid="002a4544" officeooo:paragraph-rsid="002e7313" style:font-size-asian="14pt" style:font-weight-asian="normal" style:font-size-complex="14pt" style:font-weight-complex="normal"/>
    </style:style>
    <style:style style:name="P33" style:family="paragraph" style:parent-style-name="Standard">
      <style:text-properties fo:font-size="12pt" fo:font-weight="bold" officeooo:rsid="001ed6df" officeooo:paragraph-rsid="001ed6df" style:font-size-asian="12pt" style:font-weight-asian="bold" style:font-size-complex="12pt" style:font-weight-complex="bold"/>
    </style:style>
    <style:style style:name="P34" style:family="paragraph" style:parent-style-name="Standard">
      <style:text-properties fo:font-size="12pt" fo:font-weight="bold" officeooo:rsid="001ed6df" officeooo:paragraph-rsid="001eec9d" style:font-size-asian="12pt" style:font-weight-asian="bold" style:font-size-complex="12pt" style:font-weight-complex="bold"/>
    </style:style>
    <style:style style:name="P35" style:family="paragraph" style:parent-style-name="Standard">
      <style:text-properties fo:font-size="12pt" fo:font-weight="normal" officeooo:rsid="001ed6df" officeooo:paragraph-rsid="001ed6df" style:font-size-asian="10.5pt" style:font-weight-asian="normal" style:font-size-complex="12pt" style:font-weight-complex="normal"/>
    </style:style>
    <style:style style:name="P36" style:family="paragraph" style:parent-style-name="Standard">
      <style:text-properties fo:font-size="12pt" fo:font-weight="normal" officeooo:rsid="001ed6df" officeooo:paragraph-rsid="001eec9d" style:font-size-asian="10.5pt" style:font-weight-asian="normal" style:font-size-complex="12pt" style:font-weight-complex="normal"/>
    </style:style>
    <style:style style:name="P37" style:family="paragraph" style:parent-style-name="Standard">
      <style:text-properties fo:font-size="12pt" fo:font-weight="normal" officeooo:rsid="001eec9d" officeooo:paragraph-rsid="001eec9d" style:font-size-asian="10.5pt" style:font-weight-asian="normal" style:font-size-complex="12pt" style:font-weight-complex="normal"/>
    </style:style>
    <style:style style:name="P38" style:family="paragraph" style:parent-style-name="Standard">
      <style:text-properties officeooo:paragraph-rsid="001ed6df"/>
    </style:style>
    <style:style style:name="P39" style:family="paragraph" style:parent-style-name="Standard">
      <style:text-properties officeooo:paragraph-rsid="001eec9d"/>
    </style:style>
    <style:style style:name="P40" style:family="paragraph" style:parent-style-name="Standard">
      <style:text-properties officeooo:paragraph-rsid="0021433d"/>
    </style:style>
    <style:style style:name="P41" style:family="paragraph" style:parent-style-name="Standard">
      <style:text-properties fo:font-weight="bold" officeooo:rsid="0021433d" officeooo:paragraph-rsid="0021433d" style:font-weight-asian="bold" style:font-weight-complex="bold"/>
    </style:style>
    <style:style style:name="P42" style:family="paragraph" style:parent-style-name="Standard">
      <style:text-properties fo:font-weight="bold" officeooo:rsid="0021433d" officeooo:paragraph-rsid="00218fc2" style:font-weight-asian="bold" style:font-weight-complex="bold"/>
    </style:style>
    <style:style style:name="P43" style:family="paragraph" style:parent-style-name="Standard">
      <style:text-properties fo:font-weight="bold" officeooo:rsid="0021433d" officeooo:paragraph-rsid="0023bc00" style:font-weight-asian="bold" style:font-weight-complex="bold"/>
    </style:style>
    <style:style style:name="P44" style:family="paragraph" style:parent-style-name="Standard">
      <style:text-properties fo:font-weight="bold" officeooo:rsid="0021433d" officeooo:paragraph-rsid="002e7313" style:font-weight-asian="bold" style:font-weight-complex="bold"/>
    </style:style>
    <style:style style:name="P45" style:family="paragraph" style:parent-style-name="Standard">
      <style:text-properties fo:font-weight="bold" officeooo:rsid="0021433d" officeooo:paragraph-rsid="0033abd1" style:font-weight-asian="bold" style:font-weight-complex="bold"/>
    </style:style>
    <style:style style:name="P46" style:family="paragraph" style:parent-style-name="Standard">
      <style:text-properties fo:font-weight="bold" officeooo:rsid="0021433d" officeooo:paragraph-rsid="00370b02" style:font-weight-asian="bold" style:font-weight-complex="bold"/>
    </style:style>
    <style:style style:name="P47" style:family="paragraph" style:parent-style-name="Standard">
      <style:text-properties fo:font-weight="bold" officeooo:rsid="0021433d" officeooo:paragraph-rsid="00389b14" style:font-weight-asian="bold" style:font-weight-complex="bold"/>
    </style:style>
    <style:style style:name="P48" style:family="paragraph" style:parent-style-name="Standard">
      <style:text-properties fo:font-weight="bold" officeooo:rsid="0021433d" officeooo:paragraph-rsid="00432109" style:font-weight-asian="bold" style:font-weight-complex="bold"/>
    </style:style>
    <style:style style:name="P49" style:family="paragraph" style:parent-style-name="Standard">
      <style:text-properties fo:font-weight="bold" officeooo:rsid="0021da87" officeooo:paragraph-rsid="0021da87" style:font-weight-asian="bold" style:font-weight-complex="bold"/>
    </style:style>
    <style:style style:name="P50" style:family="paragraph" style:parent-style-name="Standard">
      <style:text-properties officeooo:rsid="0021da87" officeooo:paragraph-rsid="0021da87"/>
    </style:style>
    <style:style style:name="P51" style:family="paragraph" style:parent-style-name="Standard">
      <style:text-properties officeooo:paragraph-rsid="0027053b"/>
    </style:style>
    <style:style style:name="P52" style:family="paragraph" style:parent-style-name="Standard">
      <style:text-properties officeooo:paragraph-rsid="00282f79"/>
    </style:style>
    <style:style style:name="P53" style:family="paragraph" style:parent-style-name="Standard">
      <style:text-properties fo:font-weight="normal" officeooo:rsid="00278083" officeooo:paragraph-rsid="0027053b" style:font-weight-asian="normal" style:font-weight-complex="normal"/>
    </style:style>
    <style:style style:name="P54" style:family="paragraph" style:parent-style-name="Standard">
      <style:text-properties fo:font-weight="normal" officeooo:rsid="00282f79" officeooo:paragraph-rsid="00282f79" style:font-weight-asian="normal" style:font-weight-complex="normal"/>
    </style:style>
    <style:style style:name="P55" style:family="paragraph" style:parent-style-name="Standard">
      <style:text-properties fo:font-weight="normal" officeooo:rsid="0029509b" officeooo:paragraph-rsid="00282f79" style:font-weight-asian="normal" style:font-weight-complex="normal"/>
    </style:style>
    <style:style style:name="P56" style:family="paragraph" style:parent-style-name="Standard">
      <style:text-properties fo:font-weight="normal" officeooo:rsid="0029509b" officeooo:paragraph-rsid="00302f3a" style:font-weight-asian="normal" style:font-weight-complex="normal"/>
    </style:style>
    <style:style style:name="P57" style:family="paragraph" style:parent-style-name="Standard">
      <style:text-properties fo:font-weight="normal" officeooo:rsid="0024cc6f" officeooo:paragraph-rsid="0024cc6f" style:font-weight-asian="normal" style:font-weight-complex="normal"/>
    </style:style>
    <style:style style:name="P58" style:family="paragraph" style:parent-style-name="Standard">
      <style:text-properties fo:font-weight="normal" officeooo:rsid="002a4544" officeooo:paragraph-rsid="0029509b" style:font-weight-asian="normal" style:font-weight-complex="normal"/>
    </style:style>
    <style:style style:name="P59" style:family="paragraph" style:parent-style-name="Standard">
      <style:text-properties fo:font-weight="normal" officeooo:rsid="002dd178" officeooo:paragraph-rsid="002e7313" style:font-weight-asian="normal" style:font-weight-complex="normal"/>
    </style:style>
    <style:style style:name="P60" style:family="paragraph" style:parent-style-name="Standard">
      <style:text-properties fo:font-weight="normal" officeooo:rsid="002dd178" officeooo:paragraph-rsid="00302f3a" style:font-weight-asian="normal" style:font-weight-complex="normal"/>
    </style:style>
    <style:style style:name="P61" style:family="paragraph" style:parent-style-name="Standard">
      <style:text-properties fo:font-weight="normal" officeooo:rsid="00302f3a" officeooo:paragraph-rsid="0033abd1" style:font-weight-asian="normal" style:font-weight-complex="normal"/>
    </style:style>
    <style:style style:name="P62" style:family="paragraph" style:parent-style-name="Standard">
      <style:text-properties fo:font-weight="normal" officeooo:rsid="0034548f" officeooo:paragraph-rsid="0034e05f" style:font-weight-asian="normal" style:font-weight-complex="normal"/>
    </style:style>
    <style:style style:name="P63" style:family="paragraph" style:parent-style-name="Text_20_body">
      <style:text-properties fo:font-weight="normal" officeooo:rsid="00370b02" officeooo:paragraph-rsid="00370b02" style:font-weight-asian="normal" style:font-weight-complex="normal"/>
    </style:style>
    <style:style style:name="P64" style:family="paragraph" style:parent-style-name="Standard">
      <style:text-properties fo:font-weight="normal" officeooo:rsid="00370b02" officeooo:paragraph-rsid="0049d136" style:font-weight-asian="normal" style:font-weight-complex="normal"/>
    </style:style>
    <style:style style:name="P65" style:family="paragraph" style:parent-style-name="Standard">
      <style:text-properties fo:font-weight="normal" officeooo:rsid="0041a187" officeooo:paragraph-rsid="0041a187" style:font-weight-asian="normal" style:font-weight-complex="normal"/>
    </style:style>
    <style:style style:name="P66" style:family="paragraph" style:parent-style-name="Standard">
      <style:text-properties officeooo:rsid="0023bc00" officeooo:paragraph-rsid="002e7313"/>
    </style:style>
    <style:style style:name="P67" style:family="paragraph" style:parent-style-name="Standard">
      <style:text-properties officeooo:paragraph-rsid="0029509b"/>
    </style:style>
    <style:style style:name="P68" style:family="paragraph" style:parent-style-name="Standard">
      <style:text-properties officeooo:rsid="0023f883" officeooo:paragraph-rsid="002e7313"/>
    </style:style>
    <style:style style:name="P69" style:family="paragraph" style:parent-style-name="Standard">
      <style:text-properties officeooo:paragraph-rsid="0024cc6f"/>
    </style:style>
    <style:style style:name="P70" style:family="paragraph" style:parent-style-name="Standard">
      <style:text-properties officeooo:rsid="002d9e90" officeooo:paragraph-rsid="002e7313"/>
    </style:style>
    <style:style style:name="P71" style:family="paragraph" style:parent-style-name="Standard">
      <style:text-properties officeooo:rsid="002d9e90" officeooo:paragraph-rsid="00398628"/>
    </style:style>
    <style:style style:name="P72" style:family="paragraph" style:parent-style-name="Standard">
      <style:text-properties officeooo:paragraph-rsid="002e7313"/>
    </style:style>
    <style:style style:name="P73" style:family="paragraph" style:parent-style-name="Standard">
      <style:text-properties officeooo:paragraph-rsid="00302f3a"/>
    </style:style>
    <style:style style:name="P74" style:family="paragraph" style:parent-style-name="Standard">
      <style:text-properties officeooo:paragraph-rsid="0033abd1"/>
    </style:style>
    <style:style style:name="P75" style:family="paragraph" style:parent-style-name="Standard">
      <style:text-properties officeooo:paragraph-rsid="0034e05f"/>
    </style:style>
    <style:style style:name="P76" style:family="paragraph" style:parent-style-name="Standard">
      <style:text-properties officeooo:paragraph-rsid="00364003"/>
    </style:style>
    <style:style style:name="P77" style:family="paragraph" style:parent-style-name="Standard">
      <style:text-properties officeooo:rsid="002ca4d7" officeooo:paragraph-rsid="002e7313"/>
    </style:style>
    <style:style style:name="P78" style:family="paragraph" style:parent-style-name="Standard">
      <style:text-properties officeooo:rsid="00389b14" officeooo:paragraph-rsid="00398628"/>
    </style:style>
    <style:style style:name="P79" style:family="paragraph" style:parent-style-name="Standard">
      <style:text-properties officeooo:rsid="003d1058" officeooo:paragraph-rsid="003d1058"/>
    </style:style>
    <style:style style:name="P80" style:family="paragraph" style:parent-style-name="Standard">
      <style:text-properties officeooo:rsid="003e319f" officeooo:paragraph-rsid="003e319f"/>
    </style:style>
    <style:style style:name="P81" style:family="paragraph" style:parent-style-name="Standard">
      <style:text-properties officeooo:rsid="003e319f" officeooo:paragraph-rsid="00432109"/>
    </style:style>
    <style:style style:name="P82" style:family="paragraph" style:parent-style-name="Standard">
      <style:text-properties officeooo:paragraph-rsid="00400040"/>
    </style:style>
    <style:style style:name="P83" style:family="paragraph" style:parent-style-name="Standard">
      <style:text-properties officeooo:paragraph-rsid="00432109"/>
    </style:style>
    <style:style style:name="P84" style:family="paragraph" style:parent-style-name="Standard" style:list-style-name="L1">
      <style:text-properties officeooo:rsid="001cd0bb" officeooo:paragraph-rsid="001cd0bb"/>
    </style:style>
    <style:style style:name="P85" style:family="paragraph" style:parent-style-name="Standard" style:list-style-name="L1">
      <style:text-properties officeooo:rsid="001cd0bb" officeooo:paragraph-rsid="002e7313"/>
    </style:style>
    <style:style style:name="P86" style:family="paragraph" style:parent-style-name="Standard" style:list-style-name="L1">
      <style:text-properties officeooo:rsid="001cd0bb" officeooo:paragraph-rsid="00389b14"/>
    </style:style>
    <style:style style:name="P87" style:family="paragraph" style:parent-style-name="Standard" style:list-style-name="L2">
      <style:text-properties officeooo:rsid="001e6bc5" officeooo:paragraph-rsid="001ed6df"/>
    </style:style>
    <style:style style:name="P88" style:family="paragraph" style:parent-style-name="Standard" style:list-style-name="L6">
      <style:text-properties officeooo:rsid="001e6bc5" officeooo:paragraph-rsid="0023bc00"/>
    </style:style>
    <style:style style:name="P89" style:family="paragraph" style:parent-style-name="Standard">
      <style:text-properties officeooo:rsid="001e6bc5" officeooo:paragraph-rsid="004dfa09"/>
    </style:style>
    <style:style style:name="P90" style:family="paragraph" style:parent-style-name="Standard" style:list-style-name="L2">
      <style:text-properties officeooo:rsid="001ed6df" officeooo:paragraph-rsid="001ed6df"/>
    </style:style>
    <style:style style:name="P91" style:family="paragraph" style:parent-style-name="Standard" style:list-style-name="L1">
      <style:text-properties officeooo:rsid="0023bc00" officeooo:paragraph-rsid="002e7313"/>
    </style:style>
    <style:style style:name="P92" style:family="paragraph" style:parent-style-name="Standard" style:list-style-name="L6">
      <style:text-properties officeooo:rsid="0024b412" officeooo:paragraph-rsid="0024b412"/>
    </style:style>
    <style:style style:name="P93" style:family="paragraph" style:parent-style-name="Standard" style:list-style-name="L6">
      <style:text-properties officeooo:rsid="00278083" officeooo:paragraph-rsid="00278083"/>
    </style:style>
    <style:style style:name="P94" style:family="paragraph" style:parent-style-name="Standard" style:list-style-name="L6">
      <style:text-properties officeooo:rsid="00282f79" officeooo:paragraph-rsid="00282f79"/>
    </style:style>
    <style:style style:name="P95" style:family="paragraph" style:parent-style-name="Standard" style:list-style-name="L6">
      <style:text-properties officeooo:rsid="00282f79" officeooo:paragraph-rsid="0029509b"/>
    </style:style>
    <style:style style:name="P96" style:family="paragraph" style:parent-style-name="Standard" style:list-style-name="L6">
      <style:text-properties officeooo:rsid="00282f79" officeooo:paragraph-rsid="0031c15d"/>
    </style:style>
    <style:style style:name="P97" style:family="paragraph" style:parent-style-name="Standard" style:list-style-name="L8">
      <style:text-properties officeooo:rsid="002e2671" officeooo:paragraph-rsid="002e7313"/>
    </style:style>
    <style:style style:name="P98" style:family="paragraph" style:parent-style-name="Standard" style:list-style-name="L8">
      <style:text-properties officeooo:rsid="00302f3a" officeooo:paragraph-rsid="00302f3a"/>
    </style:style>
    <style:style style:name="P99" style:family="paragraph" style:parent-style-name="Standard" style:list-style-name="L8">
      <style:text-properties officeooo:rsid="00302f3a" officeooo:paragraph-rsid="0033abd1"/>
    </style:style>
    <style:style style:name="P100" style:family="paragraph" style:parent-style-name="Standard" style:list-style-name="L8">
      <style:text-properties officeooo:rsid="00302f3a" officeooo:paragraph-rsid="0034548f"/>
    </style:style>
    <style:style style:name="P101" style:family="paragraph" style:parent-style-name="Standard" style:list-style-name="L8">
      <style:text-properties officeooo:rsid="00302f3a" officeooo:paragraph-rsid="00364003"/>
    </style:style>
    <style:style style:name="P102" style:family="paragraph" style:parent-style-name="Standard" style:list-style-name="L10">
      <style:text-properties officeooo:rsid="003f6b7c" officeooo:paragraph-rsid="003f6b7c"/>
    </style:style>
    <style:style style:name="P103" style:family="paragraph" style:parent-style-name="Standard" style:list-style-name="L12">
      <style:text-properties officeooo:rsid="003f6b7c" officeooo:paragraph-rsid="00432109"/>
    </style:style>
    <style:style style:name="P104" style:family="paragraph" style:parent-style-name="Standard" style:list-style-name="L11">
      <style:text-properties fo:font-weight="normal" officeooo:rsid="002d9e90" officeooo:paragraph-rsid="0041a187" style:font-weight-asian="normal" style:font-weight-complex="normal"/>
    </style:style>
    <style:style style:name="P105" style:family="paragraph" style:parent-style-name="Standard" style:list-style-name="L11">
      <style:text-properties fo:font-weight="normal" officeooo:rsid="0041a187" officeooo:paragraph-rsid="0041a187" style:font-weight-asian="normal" style:font-weight-complex="normal"/>
    </style:style>
    <style:style style:name="P106" style:family="paragraph" style:parent-style-name="Standard">
      <style:text-properties fo:font-weight="normal" officeooo:rsid="0049db75" officeooo:paragraph-rsid="0049db75" style:font-weight-asian="normal" style:font-weight-complex="normal"/>
    </style:style>
    <style:style style:name="P107" style:family="paragraph" style:parent-style-name="Standard">
      <style:text-properties fo:font-weight="normal" officeooo:rsid="004a608a" officeooo:paragraph-rsid="0049db75" style:font-weight-asian="normal" style:font-weight-complex="normal"/>
    </style:style>
    <style:style style:name="P108" style:family="paragraph" style:parent-style-name="Standard">
      <style:text-properties fo:font-weight="normal" officeooo:rsid="004c5fdd" officeooo:paragraph-rsid="004a608a" style:font-weight-asian="normal" style:font-weight-complex="normal"/>
    </style:style>
    <style:style style:name="P109" style:family="paragraph" style:parent-style-name="Standard" style:list-style-name="L12">
      <style:text-properties officeooo:rsid="00432109" officeooo:paragraph-rsid="00432109"/>
    </style:style>
    <style:style style:name="P110" style:family="paragraph" style:parent-style-name="Standard" style:list-style-name="L12">
      <style:text-properties officeooo:rsid="00432109" officeooo:paragraph-rsid="0045e723"/>
    </style:style>
    <style:style style:name="P111" style:family="paragraph" style:parent-style-name="Standard" style:list-style-name="L12">
      <style:text-properties officeooo:rsid="00432109" officeooo:paragraph-rsid="004dfa09"/>
    </style:style>
    <style:style style:name="P112" style:family="paragraph" style:parent-style-name="Standard" style:list-style-name="L1">
      <style:text-properties fo:font-size="12pt" fo:font-weight="normal" officeooo:rsid="0049d136" officeooo:paragraph-rsid="0049d136" style:font-size-asian="12pt" style:font-weight-asian="normal" style:font-size-complex="12pt" style:font-weight-complex="normal"/>
    </style:style>
    <style:style style:name="P113" style:family="paragraph" style:parent-style-name="Standard">
      <style:text-properties fo:font-size="14pt" fo:font-weight="bold" officeooo:rsid="0049d136" officeooo:paragraph-rsid="0049d136" style:font-size-asian="14pt" style:font-weight-asian="bold" style:font-size-complex="14pt" style:font-weight-complex="bold"/>
    </style:style>
    <style:style style:name="P114" style:family="paragraph" style:parent-style-name="Standard">
      <style:text-properties fo:font-size="14pt" fo:font-weight="bold" officeooo:rsid="004a608a" officeooo:paragraph-rsid="004a608a" style:font-size-asian="14pt" style:font-weight-asian="bold" style:font-size-complex="14pt" style:font-weight-complex="bold"/>
    </style:style>
    <style:style style:name="P115" style:family="paragraph" style:parent-style-name="Standard">
      <style:text-properties officeooo:paragraph-rsid="0045e723"/>
    </style:style>
    <style:style style:name="P116" style:family="paragraph" style:parent-style-name="Standard">
      <style:text-properties officeooo:paragraph-rsid="004dfa09"/>
    </style:style>
    <style:style style:name="P117" style:family="paragraph" style:parent-style-name="Text_20_body" style:list-style-name="L3">
      <style:text-properties fo:font-weight="normal" officeooo:rsid="0021433d" officeooo:paragraph-rsid="00218fc2" style:font-weight-asian="normal" style:font-weight-complex="normal"/>
    </style:style>
    <style:style style:name="P118" style:family="paragraph" style:parent-style-name="Text_20_body" style:list-style-name="L7">
      <style:text-properties fo:font-weight="normal" officeooo:rsid="0027053b" officeooo:paragraph-rsid="002a4544" style:font-weight-asian="normal" style:font-weight-complex="normal"/>
    </style:style>
    <style:style style:name="P119" style:family="paragraph" style:parent-style-name="Text_20_body" style:list-style-name="L9">
      <style:text-properties fo:font-weight="normal" officeooo:rsid="00370b02" officeooo:paragraph-rsid="00370b02" style:font-weight-asian="normal" style:font-weight-complex="normal"/>
    </style:style>
    <style:style style:name="P120" style:family="paragraph" style:parent-style-name="Text_20_body" style:list-style-name="L9">
      <style:text-properties fo:font-weight="normal" officeooo:rsid="00370b02" officeooo:paragraph-rsid="00432109" style:font-weight-asian="normal" style:font-weight-complex="normal"/>
    </style:style>
    <style:style style:name="P121" style:family="paragraph" style:parent-style-name="Text_20_body" style:list-style-name="L9">
      <style:text-properties fo:font-weight="normal" officeooo:rsid="00432109" officeooo:paragraph-rsid="00432109" style:font-weight-asian="normal" style:font-weight-complex="normal"/>
    </style:style>
    <style:style style:name="P122" style:family="paragraph" style:parent-style-name="Text_20_body" style:list-style-name="L4">
      <style:paragraph-properties fo:margin-top="0in" fo:margin-bottom="0in" style:contextual-spacing="false"/>
    </style:style>
    <style:style style:name="P123" style:family="paragraph" style:parent-style-name="Text_20_body" style:list-style-name="L5"/>
    <style:style style:name="P124" style:family="paragraph" style:parent-style-name="Text_20_body" style:list-style-name="L7">
      <style:text-properties officeooo:paragraph-rsid="002a4544"/>
    </style:style>
    <style:style style:name="P125" style:family="paragraph" style:parent-style-name="Text_20_body" style:list-style-name="L9">
      <style:text-properties officeooo:paragraph-rsid="002e7313"/>
    </style:style>
    <style:style style:name="P126" style:family="paragraph" style:parent-style-name="Text_20_body" style:list-style-name="L9">
      <style:text-properties officeooo:paragraph-rsid="0034548f"/>
    </style:style>
    <style:style style:name="P127" style:family="paragraph" style:parent-style-name="Text_20_body" style:list-style-name="L9">
      <style:text-properties officeooo:paragraph-rsid="00370b02"/>
    </style:style>
    <style:style style:name="P128" style:family="paragraph" style:parent-style-name="Text_20_body" style:list-style-name="L9">
      <style:text-properties officeooo:paragraph-rsid="00432109"/>
    </style:style>
    <style:style style:name="P129" style:family="paragraph" style:parent-style-name="Text_20_body" style:list-style-name="L11">
      <style:text-properties officeooo:paragraph-rsid="00429760"/>
    </style:style>
    <style:style style:name="T1" style:family="text">
      <style:text-properties officeooo:rsid="001e69cc"/>
    </style:style>
    <style:style style:name="T2" style:family="text">
      <style:text-properties fo:font-weight="bold" style:font-weight-asian="bold" style:font-weight-complex="bold"/>
    </style:style>
    <style:style style:name="T3" style:family="text">
      <style:text-properties fo:font-weight="bold" officeooo:rsid="001e7828" style:font-weight-asian="bold" style:font-weight-complex="bold"/>
    </style:style>
    <style:style style:name="T4" style:family="text">
      <style:text-properties fo:font-weight="bold" officeooo:rsid="001ed6df" style:font-weight-asian="bold" style:font-weight-complex="bold"/>
    </style:style>
    <style:style style:name="T5" style:family="text">
      <style:text-properties fo:font-weight="bold" officeooo:rsid="001e6bc5" style:font-weight-asian="bold" style:font-weight-complex="bold"/>
    </style:style>
    <style:style style:name="T6" style:family="text">
      <style:text-properties fo:font-weight="bold" officeooo:rsid="0021433d" style:font-weight-asian="bold" style:font-weight-complex="bold"/>
    </style:style>
    <style:style style:name="T7" style:family="text">
      <style:text-properties fo:font-weight="bold" officeooo:rsid="0027053b" style:font-weight-asian="bold" style:font-weight-complex="bold"/>
    </style:style>
    <style:style style:name="T8" style:family="text">
      <style:text-properties fo:font-weight="bold" officeooo:rsid="00282f79" style:font-weight-asian="bold" style:font-weight-complex="bold"/>
    </style:style>
    <style:style style:name="T9" style:family="text">
      <style:text-properties fo:font-weight="bold" officeooo:rsid="002e7313" style:font-weight-asian="bold" style:font-weight-complex="bold"/>
    </style:style>
    <style:style style:name="T10" style:family="text">
      <style:text-properties fo:font-weight="bold" officeooo:rsid="00302f3a" style:font-weight-asian="bold" style:font-weight-complex="bold"/>
    </style:style>
    <style:style style:name="T11" style:family="text">
      <style:text-properties fo:font-weight="bold" officeooo:rsid="0033abd1" style:font-weight-asian="bold" style:font-weight-complex="bold"/>
    </style:style>
    <style:style style:name="T12" style:family="text">
      <style:text-properties fo:font-weight="bold" officeooo:rsid="0034548f" style:font-weight-asian="bold" style:font-weight-complex="bold"/>
    </style:style>
    <style:style style:name="T13" style:family="text">
      <style:text-properties fo:font-weight="bold" officeooo:rsid="00364003" style:font-weight-asian="bold" style:font-weight-complex="bold"/>
    </style:style>
    <style:style style:name="T14" style:family="text">
      <style:text-properties fo:font-weight="bold" officeooo:rsid="00432109" style:font-weight-asian="bold" style:font-weight-complex="bold"/>
    </style:style>
    <style:style style:name="T15" style:family="text">
      <style:text-properties fo:font-weight="bold" officeooo:rsid="0045e723" style:font-weight-asian="bold" style:font-weight-complex="bold"/>
    </style:style>
    <style:style style:name="T16" style:family="text">
      <style:text-properties fo:font-weight="bold" officeooo:rsid="004dfa09" style:font-weight-asian="bold" style:font-weight-complex="bold"/>
    </style:style>
    <style:style style:name="T17" style:family="text">
      <style:text-properties officeooo:rsid="001eec9d"/>
    </style:style>
    <style:style style:name="T18" style:family="text">
      <style:text-properties fo:font-weight="normal" style:font-weight-asian="normal" style:font-weight-complex="normal"/>
    </style:style>
    <style:style style:name="T19" style:family="text">
      <style:text-properties fo:font-weight="normal" officeooo:rsid="00218fc2" style:font-weight-asian="normal" style:font-weight-complex="normal"/>
    </style:style>
    <style:style style:name="T20" style:family="text">
      <style:text-properties fo:font-weight="normal" officeooo:rsid="0024b412" style:font-weight-asian="normal" style:font-weight-complex="normal"/>
    </style:style>
    <style:style style:name="T21" style:family="text">
      <style:text-properties fo:font-weight="normal" officeooo:rsid="0024cc6f" style:font-weight-asian="normal" style:font-weight-complex="normal"/>
    </style:style>
    <style:style style:name="T22" style:family="text">
      <style:text-properties fo:font-weight="normal" officeooo:rsid="0027053b" style:font-weight-asian="normal" style:font-weight-complex="normal"/>
    </style:style>
    <style:style style:name="T23" style:family="text">
      <style:text-properties fo:font-weight="normal" officeooo:rsid="00278083" style:font-weight-asian="normal" style:font-weight-complex="normal"/>
    </style:style>
    <style:style style:name="T24" style:family="text">
      <style:text-properties fo:font-weight="normal" officeooo:rsid="00282f79" style:font-weight-asian="normal" style:font-weight-complex="normal"/>
    </style:style>
    <style:style style:name="T25" style:family="text">
      <style:text-properties fo:font-weight="normal" officeooo:rsid="0029509b" style:font-weight-asian="normal" style:font-weight-complex="normal"/>
    </style:style>
    <style:style style:name="T26" style:family="text">
      <style:text-properties fo:font-weight="normal" officeooo:rsid="002a4544" style:font-weight-asian="normal" style:font-weight-complex="normal"/>
    </style:style>
    <style:style style:name="T27" style:family="text">
      <style:text-properties fo:font-weight="normal" officeooo:rsid="002dd178" style:font-weight-asian="normal" style:font-weight-complex="normal"/>
    </style:style>
    <style:style style:name="T28" style:family="text">
      <style:text-properties fo:font-weight="normal" officeooo:rsid="002e7313" style:font-weight-asian="normal" style:font-weight-complex="normal"/>
    </style:style>
    <style:style style:name="T29" style:family="text">
      <style:text-properties fo:font-weight="normal" officeooo:rsid="00302f3a" style:font-weight-asian="normal" style:font-weight-complex="normal"/>
    </style:style>
    <style:style style:name="T30" style:family="text">
      <style:text-properties fo:font-weight="normal" officeooo:rsid="0031c15d" style:font-weight-asian="normal" style:font-weight-complex="normal"/>
    </style:style>
    <style:style style:name="T31" style:family="text">
      <style:text-properties fo:font-weight="normal" officeooo:rsid="002ca4d7" style:font-weight-asian="normal" style:font-weight-complex="normal"/>
    </style:style>
    <style:style style:name="T32" style:family="text">
      <style:text-properties fo:font-weight="normal" officeooo:rsid="0033abd1" style:font-weight-asian="normal" style:font-weight-complex="normal"/>
    </style:style>
    <style:style style:name="T33" style:family="text">
      <style:text-properties fo:font-weight="normal" officeooo:rsid="0034548f" style:font-weight-asian="normal" style:font-weight-complex="normal"/>
    </style:style>
    <style:style style:name="T34" style:family="text">
      <style:text-properties fo:font-weight="normal" officeooo:rsid="001e6bc5" style:font-weight-asian="normal" style:font-weight-complex="normal"/>
    </style:style>
    <style:style style:name="T35" style:family="text">
      <style:text-properties fo:font-weight="normal" officeooo:rsid="00364003" style:font-weight-asian="normal" style:font-weight-complex="normal"/>
    </style:style>
    <style:style style:name="T36" style:family="text">
      <style:text-properties fo:font-weight="normal" officeooo:rsid="00370b02" style:font-weight-asian="normal" style:font-weight-complex="normal"/>
    </style:style>
    <style:style style:name="T37" style:family="text">
      <style:text-properties fo:font-weight="normal" officeooo:rsid="00398628" style:font-weight-asian="normal" style:font-weight-complex="normal"/>
    </style:style>
    <style:style style:name="T38" style:family="text">
      <style:text-properties fo:font-weight="normal" officeooo:rsid="003a6ed4" style:font-weight-asian="normal" style:font-weight-complex="normal"/>
    </style:style>
    <style:style style:name="T39" style:family="text">
      <style:text-properties fo:font-weight="normal" officeooo:rsid="003f91d0" style:font-weight-asian="normal" style:font-weight-complex="normal"/>
    </style:style>
    <style:style style:name="T40" style:family="text">
      <style:text-properties fo:font-weight="normal" officeooo:rsid="00389b14" style:font-weight-asian="normal" style:font-weight-complex="normal"/>
    </style:style>
    <style:style style:name="T41" style:family="text">
      <style:text-properties fo:font-weight="normal" officeooo:rsid="00432109" style:font-weight-asian="normal" style:font-weight-complex="normal"/>
    </style:style>
    <style:style style:name="T42" style:family="text">
      <style:text-properties fo:font-weight="normal" officeooo:rsid="00449309" style:font-weight-asian="normal" style:font-weight-complex="normal"/>
    </style:style>
    <style:style style:name="T43" style:family="text">
      <style:text-properties fo:font-weight="normal" officeooo:rsid="0045e723" style:font-weight-asian="normal" style:font-weight-complex="normal"/>
    </style:style>
    <style:style style:name="T44" style:family="text">
      <style:text-properties fo:font-weight="normal" officeooo:rsid="0047d413" style:font-weight-asian="normal" style:font-weight-complex="normal"/>
    </style:style>
    <style:style style:name="T45" style:family="text">
      <style:text-properties fo:font-weight="normal" officeooo:rsid="004dfa09" style:font-weight-asian="normal" style:font-weight-complex="normal"/>
    </style:style>
    <style:style style:name="T46" style:family="text">
      <style:text-properties fo:font-size="12pt" fo:font-weight="bold" officeooo:rsid="001ed6df" style:font-size-asian="10.5pt" style:font-weight-asian="bold" style:font-size-complex="12pt" style:font-weight-complex="bold"/>
    </style:style>
    <style:style style:name="T47" style:family="text">
      <style:text-properties fo:font-size="12pt" fo:font-weight="normal" officeooo:rsid="001ed6df" style:font-size-asian="10.5pt" style:font-weight-asian="normal" style:font-size-complex="12pt" style:font-weight-complex="normal"/>
    </style:style>
    <style:style style:name="T48" style:family="text">
      <style:text-properties officeooo:rsid="0021433d"/>
    </style:style>
    <style:style style:name="T49" style:family="text">
      <style:text-properties officeooo:rsid="0023bc00"/>
    </style:style>
    <style:style style:name="T50" style:family="text">
      <style:text-properties officeooo:rsid="0024b412"/>
    </style:style>
    <style:style style:name="T51" style:family="text">
      <style:text-properties officeooo:rsid="0029509b"/>
    </style:style>
    <style:style style:name="T52" style:family="text">
      <style:text-properties style:text-position="super 58%" fo:font-weight="normal" officeooo:rsid="0029509b" style:font-weight-asian="normal" style:font-weight-complex="normal"/>
    </style:style>
    <style:style style:name="T53" style:family="text">
      <style:text-properties style:text-position="super 58%" officeooo:rsid="0029509b"/>
    </style:style>
    <style:style style:name="T54" style:family="text">
      <style:text-properties officeooo:rsid="002a4544"/>
    </style:style>
    <style:style style:name="T55" style:family="text">
      <style:text-properties officeooo:rsid="002b56a1"/>
    </style:style>
    <style:style style:name="T56" style:family="text">
      <style:text-properties officeooo:rsid="002ca4d7"/>
    </style:style>
    <style:style style:name="T57" style:family="text">
      <style:text-properties officeooo:rsid="002dd178"/>
    </style:style>
    <style:style style:name="T58" style:family="text">
      <style:text-properties officeooo:rsid="002e7313"/>
    </style:style>
    <style:style style:name="T59" style:family="text">
      <style:text-properties officeooo:rsid="0023f883"/>
    </style:style>
    <style:style style:name="T60" style:family="text">
      <style:text-properties officeooo:rsid="0031c15d"/>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weight="bold" officeooo:rsid="0023bc00" style:font-size-asian="14pt" style:font-weight-asian="bold" style:font-size-complex="14pt" style:font-weight-complex="bold"/>
    </style:style>
    <style:style style:name="T63" style:family="text">
      <style:text-properties fo:font-size="14pt" fo:font-weight="bold" officeooo:rsid="002ca4d7" style:font-size-asian="14pt" style:font-weight-asian="bold" style:font-size-complex="14pt" style:font-weight-complex="bold"/>
    </style:style>
    <style:style style:name="T64" style:family="text">
      <style:text-properties fo:font-size="14pt" fo:font-weight="bold" officeooo:rsid="001cd0bb" style:font-size-asian="14pt" style:font-weight-asian="bold" style:font-size-complex="14pt" style:font-weight-complex="bold"/>
    </style:style>
    <style:style style:name="T65" style:family="text">
      <style:text-properties fo:font-size="14pt" fo:font-weight="bold" officeooo:rsid="00432109" style:font-size-asian="14pt" style:font-weight-asian="bold" style:font-size-complex="14pt" style:font-weight-complex="bold"/>
    </style:style>
    <style:style style:name="T66" style:family="text">
      <style:text-properties officeooo:rsid="0033abd1"/>
    </style:style>
    <style:style style:name="T67" style:family="text">
      <style:text-properties officeooo:rsid="0034548f"/>
    </style:style>
    <style:style style:name="T68" style:family="text">
      <style:text-properties officeooo:rsid="00364003"/>
    </style:style>
    <style:style style:name="T69" style:family="text">
      <style:text-properties officeooo:rsid="00389b14"/>
    </style:style>
    <style:style style:name="T70" style:family="text">
      <style:text-properties officeooo:rsid="00398628"/>
    </style:style>
    <style:style style:name="T71" style:family="text">
      <style:text-properties officeooo:rsid="003a6ed4"/>
    </style:style>
    <style:style style:name="T72" style:family="text">
      <style:text-properties officeooo:rsid="00282f79"/>
    </style:style>
    <style:style style:name="T73" style:family="text">
      <style:text-properties officeooo:rsid="00429760"/>
    </style:style>
    <style:style style:name="T74" style:family="text">
      <style:text-properties officeooo:rsid="00432109"/>
    </style:style>
    <style:style style:name="T75" style:family="text">
      <style:text-properties officeooo:rsid="0045e723"/>
    </style:style>
    <style:style style:name="T76" style:family="text">
      <style:text-properties officeooo:rsid="004dfa0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space-before="0.3035in" text:min-label-width="0.1965in"/>
        <style:text-properties style:font-name="Open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space-before="0.3035in" text:min-label-width="0.1965in"/>
        <style:text-properties style:font-name="Open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space-before="0.3035in" text:min-label-width="0.1965in"/>
        <style:text-properties style:font-name="Open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Financial:</text:p>
      <text:list xml:id="list156524829" text:style-name="L1">
        <text:list-item>
          <text:p text:style-name="P84"><text:s/>Sponsors</text:p>
        </text:list-item>
        <text:list-item>
          <text:p text:style-name="P84">Fee payment </text:p>
        </text:list-item>
        <text:list-item>
          <text:p text:style-name="P84">Living</text:p>
        </text:list-item>
      </text:list>
      <text:p text:style-name="P1"/>
      <text:p text:style-name="P21">Raw Ideas:</text:p>
      <text:p text:style-name="P1">Family is the sponsors, In family Father is a principal of a government school, elder brother works as the Commando at Nepal Army. My father and brother earns 10k$ collectively per ann-um. We have the family business in seasonal agricultural products manufacturing and supply, on which my mother looks after production as the full-time, and my father looks after operations and supply as the part-time. <text:span text:style-name="T1">We have very big agricultural lands in our village as our village is known for the hub for agricultural products. We produce 3 seasonal products per year in every 4 months. And earns at least 10k$ per season. So our family annual income is 40k$ per years plus we have our own lands of worth more than 75k$ in our village. At the time of my mothers’ woman couldn’t able to study because of the bad culture as I belongs from the karnali province of Nepal. So my mother hadn’t got any schooling but she started her career in business from very small age as she already done so many businesses from retail store to real state in the field of small industry. </text:span></text:p>
      <text:p text:style-name="P1"/>
      <text:p text:style-name="P26">Question answers:</text:p>
      <text:p text:style-name="P7"><text:span text:style-name="T2">Question</text:span><text:span text:style-name="T3">s </text:span><text:span text:style-name="T4">1</text:span><text:span text:style-name="T2">:</text:span> </text:p>
      <text:list xml:id="list3809354094" text:style-name="L2">
        <text:list-item>
          <text:p text:style-name="P87">Who will be your financial sponsor during your studies in the USA?</text:p>
        </text:list-item>
        <text:list-item>
          <text:p text:style-name="P90">What is your sponsor’s annual income?</text:p>
        </text:list-item>
        <text:list-item>
          <text:p text:style-name="P90">How do you plan to fund the entire duration of your education?</text:p>
        </text:list-item>
        <text:list-item>
          <text:p text:style-name="P90">Can you provide details about your sponsor’s financial resources?</text:p>
        </text:list-item>
        <text:list-item>
          <text:p text:style-name="P90">How do you plan to cover your tuition fees and living expenses?</text:p>
        </text:list-item>
      </text:list>
      <text:p text:style-name="P7"/>
      <text:p text:style-name="P40"><text:span text:style-name="T6">Regular </text:span><text:span text:style-name="T5">Answer: </text:span><text:span text:style-name="T18">My family will be sponsoring my studies in the USA. As civil servants, my father and elder brother earn $10,000 per year collectively. My mother runs our family agri-business and earns at least $30,000 per year. My father is a principal of a secondary government school, and my elder brother is a commando in the Nepal Army. We have a family business in seasonal agricultural production and supply. My mother handles production full-time, and my father helps with supply part-time. We have three production and supply cycles per year, earning at least $10,000 per season. Overall, our active family income totals $40,000 per year. </text:span></text:p>
      <text:p text:style-name="P41">Cross Answer: </text:p>
      <text:list xml:id="list3663891715" text:style-name="L3">
        <text:list-item>
          <text:p text:style-name="P117">We own land worth more than $75,000 and lease land from villagers for production.</text:p>
        </text:list-item>
        <text:list-item text:style-override="L4">
          <text:p text:style-name="P122">My mother couldn't study due to cultural reasons in Karnali Province, Nepal, but she started her career in business at a young age, working in fields from retail to real estate.</text:p>
        </text:list-item>
        <text:list-item text:style-override="L5">
          <text:p text:style-name="P123">We haven't registered any agricultural farm because this is our family business from our ancestors. The government also subsidizes the farmers in our area, allowing us to do agricultural business without any hassle.<text:span text:style-name="T19"> </text:span></text:p>
        </text:list-item>
      </text:list>
      <text:p text:style-name="P1"/>
      <text:p text:style-name="P33">Questions 2:</text:p>
      <text:p text:style-name="P37">Have you secured any scholarships or grants for your studies?</text:p>
      <text:p text:style-name="P38"><text:span text:style-name="T46">Answer:</text:span><text:span text:style-name="T47"> </text:span>Yes officer. I was eligible for the waiver of nonresident tuition because of my academic performance, which was worth $12,000 per year. I also received merit-based scholarships worth $4,000 per year.</text:p>
      <text:p text:style-name="P42">Cross Answer: </text:p>
      <text:list xml:id="list210712869169931" text:continue-numbering="true" text:style-name="L3">
        <text:list-item>
          <text:p text:style-name="P117">There was a total out-of-state tuition fee of $22,000 per year. I became eligible for the in-state tuition fee of $10,000 per year. I got a $4,000 merit-based scholarship, so now I need to pay $6,000 per year for tuition.</text:p>
        </text:list-item>
      </text:list>
      <text:p text:style-name="P35"><text:soft-page-break/></text:p>
      <text:p text:style-name="P34">Questions <text:span text:style-name="T17">3</text:span>:</text:p>
      <text:p text:style-name="P36"><text:span text:style-name="T17">A</text:span>re you planning to work part-time to supplement your finances while studying?</text:p>
      <text:p text:style-name="P39"><text:span text:style-name="T46">Answer:</text:span><text:span text:style-name="T47"> </text:span>No officer. I won't distract myself because with our annual family income, I don't need to worry about finances. I want to fully use my 4 years in the USA to learn and explore new things related to my goal of doing something in the field of technology for my country.</text:p>
      <text:p text:style-name="P49">Cross Answer: </text:p>
      <text:p text:style-name="P50">Even if I will get offer to some job of the university to work as the part-time, I won’t take that job. Because that job need to provided to the one who actually need that. </text:p>
      <text:p text:style-name="P36"/>
      <text:p text:style-name="P34">Questions <text:span text:style-name="T17">4</text:span>:</text:p>
      <text:p text:style-name="P37">What documents can you provide to demonstrate your sponsor’s financial ability?</text:p>
      <text:p text:style-name="P39"><text:span text:style-name="T46">Answer:</text:span><text:span text:style-name="T47"> </text:span>So, this is a certificate from the bank showing the latest savings in my father’s account. I hope this <text:span text:style-name="T48">the testament to</text:span> my family's financial ability.</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2"><text:soft-page-break/><text:span text:style-name="T49">USA</text:span>:</text:p>
      <text:list xml:id="list210712008769001" text:continue-list="list156524829" text:style-name="L1">
        <text:list-item>
          <text:p text:style-name="P91">Why USA?</text:p>
        </text:list-item>
        <text:list-item>
          <text:p text:style-name="P85"><text:span text:style-name="T49">Why San Marcos?</text:span> </text:p>
        </text:list-item>
      </text:list>
      <text:p text:style-name="P3"/>
      <text:p text:style-name="P22">Raw Ideas:</text:p>
      <text:p text:style-name="P66">When I was in high school, I watched a web series called "Silicon Valley." It tells the story of young tech enthusiasts creating cool technology and starting a company in Silicon Valley. This inspired me to think about how technology can solve real problems and become successful like Nvidia, Google, and Microsoft.</text:p>
      <text:p text:style-name="P3"/>
      <text:p text:style-name="P68">I started learning about the USA and became a big fan of the tech revolution happening there. I dreamed of exploring the USA because I was amazed by how it evolved from the post-war era to the digital age from 1945 to now. I want to experience this environment myself because just knowing history isn’t enough. To benefit from knowledge, we need to experience it.</text:p>
      <text:p text:style-name="P3"/>
      <text:p text:style-name="P70"><text:span text:style-name="T59">My dream is to experience the USA's tech environment and bring that knowledge back to my country. I want to help my country evolve technologically, just like the USA did. If the USA can do it, so can our country. I want to contribute to making this possible. </text:span><text:span text:style-name="T57"><text:s/></text:span></text:p>
      <text:p text:style-name="P2"/>
      <text:p text:style-name="P27">Question answers:</text:p>
      <text:p text:style-name="P8"><text:span text:style-name="T2">Question</text:span><text:span text:style-name="T3">s </text:span><text:span text:style-name="T4">1</text:span><text:span text:style-name="T2">:</text:span> </text:p>
      <text:list xml:id="list3181280536" text:style-name="L6">
        <text:list-item>
          <text:p text:style-name="P88">W<text:span text:style-name="T50">hat motivated you to pursue your studies in the USA?</text:span></text:p>
        </text:list-item>
        <text:list-item>
          <text:p text:style-name="P92">What do you hope to gain from the cultural and educational experience of studying in the USA?</text:p>
        </text:list-item>
        <text:list-item>
          <text:p text:style-name="P93">Have you considered studying in any other countries, and if so, what influenced your decision to choose the USA?</text:p>
        </text:list-item>
      </text:list>
      <text:p text:style-name="P8"/>
      <text:p text:style-name="P69"><text:span text:style-name="T6">Regular </text:span><text:span text:style-name="T5">Answer: </text:span><text:span text:style-name="T21">When I was in high school, I watched a web series called "Silicon Valley." It is about young tech enthusiasts building cool technology and starting a company in Silicon Valley. This sparked my interest in how technology can solve real problems and become successful like Nvidia, Google, and Microsoft.</text:span></text:p>
      <text:p text:style-name="P57"/>
      <text:p text:style-name="P57">This made me curious about the tech revolution in the USA <text:span text:style-name="T55">after world war </text:span>from 1945 to now. I wanted to experience this revolutionary environment myself and then come back to my country to help develop a similar ecosystem here. If the USA can do this, why not our country? I want to contribute to mak<text:span text:style-name="T75">e</text:span> that possible.</text:p>
      <text:p text:style-name="P57"/>
      <text:p text:style-name="P57">Just knowing the knowledge is not enough to benefit from it, so we need to experience it. That’s why I decided to study in the USA.</text:p>
      <text:p text:style-name="P43">Cross Answer: </text:p>
      <text:list xml:id="list956926879" text:style-name="L7">
        <text:list-item>
          <text:p text:style-name="P118">The Second World War started on September 1, 1939, with the German invasion of Poland and ended on September 2, 1945, with Japan's formal surrender to the USA.</text:p>
        </text:list-item>
        <text:list-item>
          <text:p text:style-name="P124"><text:span text:style-name="T22">The computer called “ENIAC” was introduced in 1945. Then, transistors and ICs became more advanced, leading to a technology boom in many fields like space and energy. </text:span><text:span text:style-name="T19"><text:s/></text:span></text:p>
        </text:list-item>
      </text:list>
      <text:p text:style-name="P9"><text:span text:style-name="T2">Question</text:span><text:span text:style-name="T3">s </text:span><text:span text:style-name="T7">2</text:span><text:span text:style-name="T2">:</text:span> </text:p>
      <text:list xml:id="list210711508974505" text:continue-list="list3181280536" text:style-name="L6">
        <text:list-item>
          <text:p text:style-name="P93">What do you hope to gain from the cultural and educational experience of studying in the USA? </text:p>
        </text:list-item>
        <text:list-item>
          <text:p text:style-name="P94">Can you explain how studying in the USA aligns with your academic and career goals? </text:p>
        </text:list-item>
      </text:list>
      <text:p text:style-name="P9"/>
      <text:p text:style-name="P51"><text:soft-page-break/><text:span text:style-name="T6">Regular </text:span><text:span text:style-name="T5">Answer: </text:span><text:span text:style-name="T20">W</text:span><text:span text:style-name="T23">hen I will be studying at USA</text:span><text:span text:style-name="T21">, </text:span><text:span text:style-name="T23">I am expecting to gain the knowledge about the tech ecosystem, and hands learning from the experienced professors who are already thrived from the environment. I'll also build a network with people from diverse backgrounds to learn about their cultures and technology advancements. This will inspire me to contribute to my country's tech ecosystem. I'm inspired by the tech revolution in the USA since World War II and want to experience that environment to help my country advance in technology.</text:span></text:p>
      <text:p text:style-name="P53"/>
      <text:p text:style-name="P10"><text:span text:style-name="T2">Question</text:span><text:span text:style-name="T3">s </text:span><text:span text:style-name="T8">3</text:span><text:span text:style-name="T2">:</text:span> </text:p>
      <text:list xml:id="list210712728806191" text:continue-numbering="true" text:style-name="L6">
        <text:list-item>
          <text:p text:style-name="P94">How do you plan to contribute to the international student community while studying in the USA? </text:p>
        </text:list-item>
      </text:list>
      <text:p text:style-name="P10"/>
      <text:p text:style-name="P52"><text:span text:style-name="T6">Regular </text:span><text:span text:style-name="T5">Answer: </text:span><text:span text:style-name="T24">I'll meet many students from diverse backgrounds, allowing us to exchange cultural experiences. I aim to collaborate academically, sharing perspectives from different mindsets and learning together. We can also learn about each other's countries' development, improving our problem-solving skills in our own contexts. <text:s/></text:span></text:p>
      <text:p text:style-name="P54"/>
      <text:p text:style-name="P10"><text:span text:style-name="T2">Question</text:span><text:span text:style-name="T3">s </text:span><text:span text:style-name="T9">4</text:span><text:span text:style-name="T2">:</text:span> </text:p>
      <text:list xml:id="list210711908045092" text:continue-numbering="true" text:style-name="L6">
        <text:list-item>
          <text:p text:style-name="P94">Why don’t you want to study in your home country? <text:s/></text:p>
        </text:list-item>
      </text:list>
      <text:p text:style-name="P10"/>
      <text:p text:style-name="P52"><text:span text:style-name="T6">Regular </text:span><text:span text:style-name="T5">Answer: </text:span><text:span text:style-name="T24">Thank you officer this is very important question for me. I decided to study USA when I was at high school but when I completed high school in 2021, then I also raised a question to myself that “Why USA? Why not in Nepal?” and I convinced myself to study in Nepal, then I got the admission in Kathmandu University for the B-tech in Artificial Intelligence. But When I was studying there for almost 1.5 years, it was like go to the college listen the teacher who is just reading the ppt slides. And every day repeat the same. And most importantly the professors wasn’t that much experienced in the field of AI as AI is very new in Nepal </text:span><text:span text:style-name="T25">and also we were studying AI in very separated environment very far from the main Campus. So there wasn’t any kind of networking as well as extra curricular activities. And after studying 3</text:span><text:span text:style-name="T52">rd</text:span><text:span text:style-name="T25"> semester, I got the answer why not in Nepal? I realized the challenges with Nepal's academic system: lack of experienced teachers and a focus on theory over practical learning. This reaffirmed my decision to pursue my dream of studying in the USA, inspired by its education system. Afterward, I plan to return to Nepal and reform our education system based on what I learn in the USA.</text:span></text:p>
      <text:p text:style-name="P55"/>
      <text:p text:style-name="P11"><text:span text:style-name="T2">Question</text:span><text:span text:style-name="T3">s </text:span><text:span text:style-name="T9">5</text:span><text:span text:style-name="T2">:</text:span> </text:p>
      <text:list xml:id="list210712788771624" text:continue-numbering="true" text:style-name="L6">
        <text:list-item>
          <text:p text:style-name="P95">Why <text:span text:style-name="T54">S</text:span><text:span text:style-name="T51">an </text:span><text:span text:style-name="T54">M</text:span><text:span text:style-name="T51">arcos</text:span>? <text:s/></text:p>
        </text:list-item>
      </text:list>
      <text:p text:style-name="P11"/>
      <text:p text:style-name="P67"><text:span text:style-name="T6">Regular </text:span><text:span text:style-name="T5">Answer: </text:span><text:span text:style-name="T25">I always wanted to go to Silicon Valley to experience its tech ecosystem. However, due to the high living costs, I couldn't afford it. I looked for an alternative place in the USA where I could still experience a strong tech ecosystem beyond just Silicon Valley. I discovered that Austin and San Antonio also have vibrant tech scenes. San Marcos, situated between these two cities, seemed like the ideal place for me to study. It offers access to big cities with thriving tech communities, while also providing natural and cultural beauty similar to Nepal, making me feel at home.</text:span><text:span text:style-name="T26"> </text:span></text:p>
      <text:p text:style-name="P14"><text:span text:style-name="T2">Question</text:span><text:span text:style-name="T3">s </text:span><text:span text:style-name="T9">4</text:span><text:span text:style-name="T2">:</text:span> </text:p>
      <text:list xml:id="list210711318884182" text:continue-numbering="true" text:style-name="L6">
        <text:list-item>
          <text:p text:style-name="P96"><text:span text:style-name="T60">How long do you intend staying in the United State</text:span>? <text:s/></text:p>
        </text:list-item>
      </text:list>
      <text:p text:style-name="P14"/>
      <text:p text:style-name="P67"><text:span text:style-name="T6">Regular </text:span><text:span text:style-name="T5">Answer: </text:span><text:span text:style-name="T30">I will be staying in United State till my bachelor. As I have the company running already here in Nepal, so I must need to be here in Nepal as soon as I will complete my bachelor in United State, to take the lead of the company again and scale it to the next level with the knowledge and experiences that I will be learning at Texas State University. </text:span></text:p>
      <text:p text:style-name="P58"/>
      <text:p text:style-name="P32"/>
      <text:p text:style-name="P72"><text:soft-page-break/><text:span text:style-name="T62">U</text:span><text:span text:style-name="T63">niversity</text:span><text:span text:style-name="T64">:</text:span></text:p>
      <text:list xml:id="list210712651589899" text:continue-list="list210712008769001" text:style-name="L1">
        <text:list-item>
          <text:p text:style-name="P91">Why <text:span text:style-name="T56">Texas State University</text:span>?</text:p>
        </text:list-item>
        <text:list-item>
          <text:p text:style-name="P85"><text:span text:style-name="T49">Why </text:span><text:span text:style-name="T56">Computer Science</text:span><text:span text:style-name="T49">?</text:span> </text:p>
        </text:list-item>
      </text:list>
      <text:p text:style-name="P3"/>
      <text:p text:style-name="P22">Raw Ideas:</text:p>
      <text:p text:style-name="P77">When I was in high school, I was very passionate about science, especially mathematics and astronomy physics. Python was the first programming language I heard about from my math teacher in class 12. I found it very interesting and made my first snake game project within a week of learning Python. Python can be used for AI and backend development. Since I loved math and logical thinking, I chose both. After class 12, I started my own IT company, Aifiverse Tech Services, and worked on many projects, from edtech to fintech products. I've been passionate about science since childhood and have been learning and working in technology for over 3 years. I dream of becoming a successful tech entrepreneur like Elon Musk, which is why I want to study computer science—it aligns with my dreams and goals.</text:p>
      <text:p text:style-name="P68"/>
      <text:p text:style-name="P68"><text:span text:style-name="T57">At the very first when I started the process, One of my friend recommended me bethany college so at first I applied for the bethany college. After that I started very intensive research about universities, and finally got a list of very good universities than the bethany college, and at the end I applied for the Texas state university. The first reason why I applied for the Texas state university was that: <text:s/>I was accepted into the honors college, and the cost of attendance was affordable. The honors college offers open, engaging, and impactful learning with small, special classes, which is what I wanted. This would allow me to engage in the vibrant tech startup ecosystem in Austin and San Antonio, known as the second Silicon Valley. I also read student reviews on niche.com, which helped me </text:span><text:span text:style-name="T58">to take the decision as well</text:span><text:span text:style-name="T57">. Most importantly, San Marcos, where Texas State University is located, has a diverse cultural and natural environment similar to Nepal, which will help me adapt to the community. </text:span></text:p>
      <text:p text:style-name="P3"/>
      <text:p text:style-name="P28">Question answers:</text:p>
      <text:p text:style-name="P12"><text:span text:style-name="T2">Question</text:span><text:span text:style-name="T3">s </text:span><text:span text:style-name="T4">1</text:span><text:span text:style-name="T2">:</text:span> </text:p>
      <text:list xml:id="list1666279944" text:style-name="L8">
        <text:list-item>
          <text:p text:style-name="P97">What aspects of the college attracted you the most? </text:p>
        </text:list-item>
        <text:list-item>
          <text:p text:style-name="P97">How did you learn about the Texas state university?</text:p>
        </text:list-item>
        <text:list-item>
          <text:p text:style-name="P97">What sets this college apart from others you considered?</text:p>
        </text:list-item>
      </text:list>
      <text:p text:style-name="P12"/>
      <text:p text:style-name="P72"><text:span text:style-name="T6">Regular </text:span><text:span text:style-name="T5">Answer: </text:span><text:span text:style-name="T28">At </text:span><text:span text:style-name="T27">the very first when I started the process, One of my friend recommended me </text:span><text:span text:style-name="T28">B</text:span><text:span text:style-name="T27">ethany college so at first I applied for the </text:span><text:span text:style-name="T28">B</text:span><text:span text:style-name="T27">ethany college. After that I started very intensive research about universities, and finally got a list of very good universities than the bethany college, and at the end I applied for the Texas state university. The first reason why I applied for the Texas state university was that: <text:s/>I was accepted into the honors college, and the cost of attendance was affordable. The honors college offers open, engaging, and impactful learning with small, special classes, which is what I wanted. This would allow me to engage in the vibrant tech startup ecosystem in Austin and San Antonio, known as the second Silicon Valley. I also read student reviews on niche.com, which helped me </text:span><text:span text:style-name="T28">to take the decision as well</text:span><text:span text:style-name="T27">. Most importantly, San Marcos, where Texas State University is located, has a diverse cultural and natural environment similar to Nepal, which will help me adapt to the community. </text:span></text:p>
      <text:p text:style-name="P59"/>
      <text:p text:style-name="P44">Cross Answer: </text:p>
      <text:list xml:id="list4265447970" text:style-name="L9">
        <text:list-item>
          <text:p text:style-name="P125"><text:span text:style-name="T22"><text:s/></text:span><text:span text:style-name="T19"><text:s/></text:span><text:span text:style-name="T25">I always wanted to go to Silicon Valley to experience its tech ecosystem. However, due to the high living costs, I couldn't afford it. I looked for an alternative place in the USA where I could still experience a strong tech ecosystem beyond just Silicon Valley. I discovered that Austin and San Antonio also have vibrant tech scenes. San Marcos, situated between these two cities, seemed like the ideal place for me to study. It offers access to big cities with </text:span><text:soft-page-break/><text:span text:style-name="T25">thriving tech communities, while also providing natural and cultural beauty similar to Nepal, making me feel at home.</text:span><text:span text:style-name="T26"> </text:span></text:p>
        </text:list-item>
      </text:list>
      <text:p text:style-name="P13"><text:span text:style-name="T2">Question</text:span><text:span text:style-name="T3">s </text:span><text:span text:style-name="T10">2</text:span><text:span text:style-name="T2">:</text:span> </text:p>
      <text:list xml:id="list210711049556741" text:continue-list="list1666279944" text:style-name="L8">
        <text:list-item>
          <text:p text:style-name="P98">Can you describe any unique opportunities and programs offered by this university?</text:p>
        </text:list-item>
      </text:list>
      <text:p text:style-name="P13"/>
      <text:p text:style-name="P73"><text:span text:style-name="T6">Regular </text:span><text:span text:style-name="T5">Answer: </text:span><text:span text:style-name="T28">A</text:span><text:span text:style-name="T29">ctually I was accepted for the Honors College in Texas State University. Honors college specially provides the open, engaging, and challenging as well as flexible learning experience. We get the opportunity to be engaged and learn in various kind of capstone and research projects. That’s what I liked the most about the university. <text:s/></text:span><text:span text:style-name="T27"><text:s/></text:span></text:p>
      <text:p text:style-name="P56"/>
      <text:p text:style-name="P13"><text:span text:style-name="T2">Question</text:span><text:span text:style-name="T3">s </text:span><text:span text:style-name="T10">3</text:span><text:span text:style-name="T2">:</text:span> </text:p>
      <text:list xml:id="list210712257355803" text:continue-numbering="true" text:style-name="L8">
        <text:list-item>
          <text:p text:style-name="P98">Have you attended any special kind of event by the university? </text:p>
        </text:list-item>
      </text:list>
      <text:p text:style-name="P13"/>
      <text:p text:style-name="P73"><text:span text:style-name="T6">Regular </text:span><text:span text:style-name="T5">Answer: </text:span><text:span text:style-name="T28">A</text:span><text:span text:style-name="T29">ctually I was accepted for the Honors College in Texas State University. Honors college specially provides the open, engaging, and challenging as well as flexible learning experience. We get the opportunity to be engaged and learn in various kind of capstone and research projects. That’s what I liked the most about the university. <text:s/></text:span><text:span text:style-name="T27"><text:s/></text:span></text:p>
      <text:p text:style-name="P60"/>
      <text:p text:style-name="P15"><text:span text:style-name="T2">Question</text:span><text:span text:style-name="T3">s </text:span><text:span text:style-name="T11">4</text:span><text:span text:style-name="T2">:</text:span> </text:p>
      <text:list xml:id="list210711958289736" text:continue-numbering="true" text:style-name="L8">
        <text:list-item>
          <text:p text:style-name="P99"><text:span text:style-name="T66">Why you want to computer science?</text:span> </text:p>
        </text:list-item>
      </text:list>
      <text:p text:style-name="P15"/>
      <text:p text:style-name="P74"><text:span text:style-name="T6">Regular </text:span><text:span text:style-name="T5">Answer: </text:span><text:span text:style-name="T31">When I was in high school, I was very passionate about science, especially mathematics and astronomy physics. Python was the first programming language I heard about from my math teacher in class 12. I found it very interesting and made my first snake game project within a week of learning Python. Python can be used for AI and backend development. Since I loved math and logical thinking, I chose both. After class 12, I started my own IT company, Aifiverse Tech Services, and worked on many projects, from edtech to fintech products. I've been passionate about science since childhood and have been learning and working in technology for over 3 years. I dream of becoming a successful tech entrepreneur like Elon Musk, which is why I want to study computer science—it aligns with my dreams and goals.</text:span><text:span text:style-name="T29"> </text:span></text:p>
      <text:p text:style-name="P61"/>
      <text:p text:style-name="P45">Cross Answer: </text:p>
      <text:list xml:id="list210711643158935" text:continue-list="list4265447970" text:style-name="L9">
        <text:list-item>
          <text:p text:style-name="P126"><text:span text:style-name="T22"><text:s/></text:span><text:span text:style-name="T19"><text:s/></text:span><text:span text:style-name="T32">I studied Science as major and computer science as the minor in my high school. </text:span></text:p>
        </text:list-item>
      </text:list>
      <text:p text:style-name="P16"><text:span text:style-name="T2">Question</text:span><text:span text:style-name="T3">s </text:span><text:span text:style-name="T12">5</text:span><text:span text:style-name="T2">:</text:span> </text:p>
      <text:list xml:id="list210710997314099" text:continue-list="list210711958289736" text:style-name="L8">
        <text:list-item>
          <text:p text:style-name="P100"><text:span text:style-name="T67">How is the faculty of computer science at Texas state university?</text:span> </text:p>
        </text:list-item>
      </text:list>
      <text:p text:style-name="P16"/>
      <text:p text:style-name="P75"><text:span text:style-name="T6">Regular </text:span><text:span text:style-name="T5">Answer: </text:span></text:p>
      <text:p text:style-name="P75"><text:span text:style-name="T34">I checked all the profiles of the faculty members before deciding on the university. I found that the lecturers and professors in the Computer Science department were very experienced and had worked on many research projects in AI, deep learning, computer vision, and programming. I don’t remember all the professors because there was a long list with detailed information. I do remember one professor, Dr. Kecheng Yang, who has extensive experience in real-time systems and algorithms. One of my latest projects in Nepal was a real-time tracking system, and I faced many challenges making it efficient and real-time. Dr. Yang could guide me in developing more efficient real-time systems and algorithms. Other professors specializing in AI will also be very helpful to me. I have many product ideas using LLM technology to solve real problems, and their guidance will help me create reliable, problem-solving products that can be scaled globally.</text:span><text:span text:style-name="T33"> </text:span></text:p>
      <text:p text:style-name="P62"/>
      <text:p text:style-name="P17"><text:span text:style-name="T2">Question</text:span><text:span text:style-name="T3">s </text:span><text:span text:style-name="T13">6</text:span><text:span text:style-name="T2">:</text:span> </text:p>
      <text:list xml:id="list210712730481134" text:continue-numbering="true" text:style-name="L8">
        <text:list-item>
          <text:p text:style-name="P101"><text:span text:style-name="T68">What do you know about the Bsc. Computer science course structure and syllabus?</text:span> </text:p>
        </text:list-item>
      </text:list>
      <text:p text:style-name="P17"/>
      <text:p text:style-name="P76"><text:soft-page-break/><text:span text:style-name="T6">Regular </text:span><text:span text:style-name="T5">Answer: </text:span></text:p>
      <text:p text:style-name="P76"><text:span text:style-name="T34">Y</text:span><text:span text:style-name="T35">es, I also researched about that a bit. It requires 120-130 credit hours to complete, and it is divided into four different parts as c</text:span><text:span text:style-name="T18">ore computer science courses, general education requirements, and electives.</text:span></text:p>
      <text:p text:style-name="P46">Cross Answer: </text:p>
      <text:list xml:id="list210711997120906" text:continue-list="list210711643158935" text:style-name="L9">
        <text:list-item>
          <text:p text:style-name="P127"><text:span text:style-name="T22"><text:s/></text:span><text:span text:style-name="T19"><text:s/></text:span><text:span text:style-name="T36">Core computer science courses: Data structures, fundamental of computer science, operating systems, software engineering, design systems, mathematics etc. </text:span></text:p>
        </text:list-item>
        <text:list-item>
          <text:p text:style-name="P119">General Education Requirements: english composition, social sciences, humanities, arts etc.</text:p>
        </text:list-item>
        <text:list-item>
          <text:p text:style-name="P119">Electives: Artificial intelligence, machine learning, game development, cloud computing Cyber security etc. </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3"><text:soft-page-break/><text:span text:style-name="T69">Gap Year</text:span>:</text:p>
      <text:list xml:id="list210711244239489" text:continue-list="list210712651589899" text:style-name="L1">
        <text:list-item>
          <text:p text:style-name="P86"><text:span text:style-name="T69">3 Years of Gap Year Journey</text:span> </text:p>
        </text:list-item>
      </text:list>
      <text:p text:style-name="P4"/>
      <text:p text:style-name="P23">Raw Ideas:</text:p>
      <text:p text:style-name="P78">When I was at high school, I was researching on some ideas on which I can work to make a startup company. After my high school completed in 2021, I started working on a product to solve the day to day problems of our public transportation in Kathmandu valley. I used to travel a lots through public transportation when I was studying at high school, so during those time I used to face lots of issue like, problem with finding the right public vehicle at the right time at right place to reach to the right place. I needed to struggle a lots while navigating through public transportation, that’s why most of the people in Kathmandu valley uses private transport every time which increasing the movement of private vehicles inside Kathmandu valley and the pollutions, and traffic jams are increasing day by day. So to solve this problem I started validating the idea by participating many types of hackathons and doing field works. I spent around 6 months of time in the idea validation. </text:p>
      <text:p text:style-name="P71"/>
      <text:p text:style-name="P71"><text:span text:style-name="T70">Although I had the plan to pursue bachelor degree in USA as I was inspired by a web series called Silicon Valley which is about building a problem solving tech products and making a startup in silicon valley, that ignited a spark in me to know more about USA, and finally I made my plan to go to USA and get the practical learning based experience from that tech ecosystem of USA. And make a similar tech environment here is Nepal, because I believe that if USA can do that much why not our country? So I wanted to contribute on that part. But </text:span><text:span text:style-name="T24">I raised a question to myself that “Why USA? Why not in Nepal?” and I convinced myself to study in Nepal, then I got the admission in Kathmandu University for the B-tech in Artificial Intelligence. But When I was studying there for almost 1.5 years, it was like go to the college listen the teacher who is just reading the ppt slides. And every day repeat the same. And most importantly the professors wasn’t that much experienced in the field of AI as AI is very new in Nepal </text:span><text:span text:style-name="T25">and also we were studying AI in very separated environment very far from the main Campus. So there wasn’t any kind of networking as well as extra curricular activities. And after studying 3</text:span><text:span text:style-name="T52">rd</text:span><text:span text:style-name="T25"> semester, I got the answer why not in Nepal? I realized the challenges with Nepal's academic system: lack of experienced teachers and a focus on theory over practical learning. This reaffirmed my decision to pursue my dream of studying in the USA, inspired by its education system. </text:span><text:span text:style-name="T37">It was already been to years after I completed my high school. And I rethought about everything and took 1 more years of gap before going to USA, so that time I wanted to explore myself, and I wanted to find what exactly I need to learn going USA so that I can utilize my 4 years there in a very fruitful way. </text:span><text:span text:style-name="T38">So during that 1 year of Gap, I </text:span><text:span text:style-name="T69">started an IT company to get the additional revenue to work on that public transportation idea. And with that IT company we have done 30+ software projects and successfully delivered to the clients. </text:span><text:span text:style-name="T71">We developed 4 more in-house software products, those products includes: The public transportation system called “Omnecal”, Stock market portfolio management software called “Capitech”, Restaurant management system called “Restronova”, A communication app for the government school to communicate with all the parents from a single point “Sikify”. So among these 4, Restaurant management system product failed, Stock market portfolio management software had been acquired by one of the client itself. The public transportation system “Omnecal” now have a automated team where I don’t need to actively involve. The sikify a school and parents communication app is in hold for now, as I want to shape this product to the virtual learning and direct placement part to solve the problem of unemployment in our country. In this journey I also won many national and international competitions and after that I also got the opportunities to travel different other countries like Singapore, Thailand, Philippines for the international competitions, conferences, and incubation programs. I also been top 5 startups from all over the Nepal in a competition organized by US embassy and attended a week long startup workshop in US consulate Kolkatta representing Nepal. I made a very good connections there.it was very good discussions and networking with Deputy Director of American Center Jaun Clar. </text:span></text:p>
      <text:p text:style-name="P79"><text:soft-page-break/>I also got an very prestigious international award called Global student entrepreneurship award because of the inspiring entrepreneurship journey. Currently I have initiated a community called AI Club Nepal, where there are the community members from very successful startup to students to learn and invest in AI based projects. And at the moment I am a very active programmer, and AI practitioner as well as an entrepreneur. But in my Journey, I realized that there are so many things to still learn and experience. For example: if you see the global scenario most of the multi-national companies come from USA, why? Why not from Nepal? So officer I want to explore that secret sauce to make a global product so that I can contribute to my ecosystem here in Nepal to make a global product originated from Nepal. </text:p>
      <text:p text:style-name="P80">If you see my journey of these 3 years Gap, started from taking mentorship to being mentors to the international level competitions organized by Hult Prize, and European Union, and getting an idea to raising funds to selling the product as a startup company. So this journey teaches me what I am lacking inside me, and what exactly do I need to learn to take the product into the global market originating from Nepal. That’s why I want to pursue my bachelor degree. </text:p>
      <text:p text:style-name="P4"/>
      <text:p text:style-name="P29">Question answers:</text:p>
      <text:p text:style-name="P18"><text:span text:style-name="T2">Question</text:span><text:span text:style-name="T3">s </text:span><text:span text:style-name="T4">1</text:span><text:span text:style-name="T2">:</text:span> </text:p>
      <text:list xml:id="list942967097" text:style-name="L10">
        <text:list-item>
          <text:p text:style-name="P102">Can you explain any gaps in your education or employment history?</text:p>
        </text:list-item>
        <text:list-item>
          <text:p text:style-name="P102">What activities did you engage in during any gaps in your education?</text:p>
        </text:list-item>
        <text:list-item>
          <text:p text:style-name="P102">Have you pursued any relevant courses or experiences during any gaps in your education?</text:p>
        </text:list-item>
        <text:list-item>
          <text:p text:style-name="P102">Can you provide references or documentation to support your activities during any gaps? </text:p>
        </text:list-item>
      </text:list>
      <text:p text:style-name="P18"/>
      <text:p text:style-name="P82"><text:span text:style-name="T6">Regular </text:span><text:span text:style-name="T5">Answer: </text:span><text:span text:style-name="T39">I have a 3-year gap in my academics. During this time, I took a basic idea and turned it into a successful startup. I gained many tech and entrepreneurship skills and participated in various international tech startup platforms in Singapore, Thailand, the Philippines, and India, representing Nepal as one of the top 7 student entrepreneurs.</text:span></text:p>
      <text:p text:style-name="Text_20_body">I also provided mentorship for national and international competitions, including those organized by the Hult Prize and the European Union. I received the prestigious Global Student Entrepreneurship Award in 2022. My company was selected as one of the top 5 startups in Nepal in a competition organized by the American Center and Regional Startup Network. I had the opportunity to meet with the Deputy Director of the American Center, Jaun Clar, and other successful entrepreneurs from India during a week-long workshop at the US Consulate Office in Kolkata.</text:p>
      <text:p text:style-name="Text_20_body">Currently, I have started a community called AI Club Nepal, which includes members from successful startups and students learning and investing in AI-based projects. I am an active programmer, AI practitioner, and entrepreneur. However, I realized there is still much to learn and experience. For example, many multinational companies come from the USA. Why not from Nepal? I want to explore that secret to creating a global product so I can contribute to my ecosystem in Nepal and make a global product from Nepal.</text:p>
      <text:p text:style-name="P47">Cross Answer: </text:p>
      <text:list xml:id="list4156381361" text:style-name="L11">
        <text:list-item>
          <text:p text:style-name="P129">One of the projects was “Omnecal.” In 2021, I started working on a product to solve the day-to-day problems of public transportation in Kathmandu Valley. When I was in high school, I faced many issues with finding the right public vehicle at the right time and place to reach my destination. Most people in Kathmandu use private transport, which increases traffic and pollution. To solve this, I participated in many hackathons and did fieldwork to validate my idea.<text:span text:style-name="T40"> </text:span></text:p>
        </text:list-item>
        <text:list-item>
          <text:p text:style-name="P129">During my 1-year gap, I started an IT company to generate revenue for my public transportation idea. We completed 30+ software projects and developed 4 in-house products: “Omnecal” (public transportation system), “Capitech” (stock market portfolio management), <text:soft-page-break/>“Restronova” (restaurant management system), and “Sikify” (communication app for government schools). The restaurant management system failed, the stock market software was acquired by a client, Omnecal runs with an automated team, and Sikify is on hold for future development <text:span text:style-name="T73">that I want to work as the quality education provider in this Tech Era to improve the unemployment rate of Nepal. </text:span></text:p>
        </text:list-item>
        <text:list-item>
          <text:p text:style-name="P104"><text:span text:style-name="T70">I had the plan to pursue bachelor degree in USA as I was inspired by a web series called Silicon Valley which is about building a problem solving tech products and making a startup in silicon valley, that ignited a spark in me to know more about USA, and finally I made my plan to go to USA and get the practical learning based experience from that tech ecosystem of USA. And make a similar tech environment here is Nepal, because I believe that if USA can do that much why not our country? So I wanted to contribute on that part. But </text:span><text:span text:style-name="T72">I raised a question to myself that “Why USA? Why not in Nepal?” and I convinced myself to study in Nepal, then I got the admission in Kathmandu University for the B-tech in Artificial Intelligence. But When I was studying there for almost 1.5 years, it was like go to the college listen the teacher who is just reading the ppt slides. And every day repeat the same. And most importantly the professors wasn’t that much experienced in the field of AI as AI is very new in Nepal </text:span><text:span text:style-name="T51">and also we were studying AI in very separated environment very far from the main Campus. So there wasn’t any kind of networking as well as extra curricular activities. And after studying 3</text:span><text:span text:style-name="T53">rd</text:span><text:span text:style-name="T51"> semester, I got the answer why not in Nepal? I realized the challenges with Nepal's academic system: lack of experienced teachers and a focus on theory over practical learning. This reaffirmed my decision to pursue my dream of studying in the USA, inspired by its education system. </text:span><text:span text:style-name="T70">It was already been to years after I completed my high school. And I rethought about everything and took 1 more years of gap before going to USA, so that time I wanted to explore myself, and I wanted to find what exactly I need to learn going USA so that I can utilize my 4 years there in a very fruitful way. </text:span></text:p>
        </text:list-item>
        <text:list-item>
          <text:p text:style-name="P105">I learned AI taking a course from a german based online learning institutions called IU International. This institution provides a special kind of online learning resources about AI where we can learn AI related skills. </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text:soft-page-break/><text:span text:style-name="T65">General F1-Visa</text:span><text:span text:style-name="T61">:</text:span></text:p>
      <text:p text:style-name="P24">Raw Ideas:</text:p>
      <text:p text:style-name="P81"><text:span text:style-name="T74">Student Visa</text:span> </text:p>
      <text:p text:style-name="P5"/>
      <text:p text:style-name="P30">Question answers:</text:p>
      <text:p text:style-name="P19"><text:span text:style-name="T2">Question</text:span><text:span text:style-name="T3">s </text:span><text:span text:style-name="T4">1</text:span><text:span text:style-name="T2">:</text:span> </text:p>
      <text:list xml:id="list3255902086" text:style-name="L12">
        <text:list-item>
          <text:p text:style-name="P103"><text:span text:style-name="T74">What is the purpose of your visit to the USA?</text:span> </text:p>
        </text:list-item>
      </text:list>
      <text:p text:style-name="P19"/>
      <text:p text:style-name="P83"><text:span text:style-name="T6">Regular </text:span><text:span text:style-name="T5">Answer: </text:span><text:span text:style-name="T41">Undergraduate Studies.</text:span></text:p>
      <text:p text:style-name="P19"><text:span text:style-name="T2">Question</text:span><text:span text:style-name="T3">s </text:span><text:span text:style-name="T14">2</text:span><text:span text:style-name="T2">:</text:span> </text:p>
      <text:list xml:id="list210712566661012" text:continue-numbering="true" text:style-name="L12">
        <text:list-item>
          <text:p text:style-name="P109">How long do you intent to stay in the USA for your studies?</text:p>
        </text:list-item>
      </text:list>
      <text:p text:style-name="P19"/>
      <text:p text:style-name="P83"><text:span text:style-name="T6">Regular </text:span><text:span text:style-name="T5">Answer: </text:span><text:span text:style-name="T30">I will be staying in United State till my bachelor. As I have the company running already here in Nepal, so I must need to be here in Nepal as soon as I will complete my bachelor in United State, to take the lead of the company again and scale it to the next level with the knowledge and experiences that I will be learning at Texas State University.</text:span></text:p>
      <text:p text:style-name="P19"><text:span text:style-name="T2">Question</text:span><text:span text:style-name="T3">s </text:span><text:span text:style-name="T14">3</text:span><text:span text:style-name="T2">:</text:span> </text:p>
      <text:list xml:id="list210711554310122" text:continue-numbering="true" text:style-name="L12">
        <text:list-item>
          <text:p text:style-name="P109">Can you provide details about your intended course of study in the USA?</text:p>
        </text:list-item>
      </text:list>
      <text:p text:style-name="P83"><text:span text:style-name="T6">Regular </text:span><text:span text:style-name="T5">Answer: </text:span><text:span text:style-name="T30">I </text:span><text:span text:style-name="T41">am going for the Bachelor of Science Major in Computer Science. </text:span><text:span text:style-name="T35">It requires 120-130 credit hours to complete, and it is divided into four different parts as c</text:span><text:span text:style-name="T41">ore computer science courses, general education requirements, and electives.</text:span></text:p>
      <text:p text:style-name="P48">Cross Answer: </text:p>
      <text:list xml:id="list210711243286119" text:continue-list="list210711997120906" text:style-name="L9">
        <text:list-item>
          <text:p text:style-name="P128"><text:span text:style-name="T22"><text:s/></text:span><text:span text:style-name="T19"><text:s/></text:span><text:span text:style-name="T36">Core computer science courses: Data structures, fundamental of computer science, operating systems, software engineering, design systems, mathematics etc. </text:span></text:p>
        </text:list-item>
        <text:list-item>
          <text:p text:style-name="P120">General Education Requirements: english composition, social sciences, humanities, arts etc.</text:p>
        </text:list-item>
        <text:list-item>
          <text:p text:style-name="P121">Electives: Artificial intelligence, machine learning, game development, cloud computing Cyber security etc. </text:p>
        </text:list-item>
      </text:list>
      <text:p text:style-name="P19"><text:span text:style-name="T2">Question</text:span><text:span text:style-name="T3">s </text:span><text:span text:style-name="T14">4</text:span><text:span text:style-name="T2">:</text:span> </text:p>
      <text:list xml:id="list210712662615498" text:continue-list="list210711554310122" text:style-name="L12">
        <text:list-item>
          <text:p text:style-name="P109">What ties do you have to your home country that will ensure your return after your studies? </text:p>
        </text:list-item>
      </text:list>
      <text:p text:style-name="P83"><text:span text:style-name="T6">Regular </text:span><text:span text:style-name="T5">Answer: </text:span><text:span text:style-name="T42">First thing is, my intention officer. I spent my 3 years building my own startup company. I am the majority shareholder of the two tech companies which are still running successfully with the automated teams as I stabilized those companies at that stage. So I found some weaknesses and lacking in my skills to develop global level products that’s why I am going to USA to gain the practical based learning experiences. So I must return back to my home country as soon as I will complete my graduation to take those 2 tech companies to global stage scale from Nepal under my leadership. And second thing is my family. My family is everything for me officer. My father and my brother are civil servants who are contributing to the country more than I am contributing. </text:span><text:span text:style-name="T43">I belong to a very patriotic family background. </text:span><text:span text:style-name="T42">So I want to fulfill the dream of my father recognizing my country to the global stage so for that I need to work from Nepal </text:span><text:span text:style-name="T43">using the global exposure and experience that I will gaining from USA, </text:span><text:span text:style-name="T42">and take it to the global stage which will also contribute heavily to my country. </text:span></text:p>
      <text:p text:style-name="P20"><text:span text:style-name="T2">Question</text:span><text:span text:style-name="T3">s </text:span><text:span text:style-name="T15">5</text:span><text:span text:style-name="T2">:</text:span> </text:p>
      <text:list xml:id="list210711162209679" text:continue-numbering="true" text:style-name="L12">
        <text:list-item>
          <text:p text:style-name="P110"><text:span text:style-name="T75">How will your studies in the USA benefit your future career goals? </text:span><text:s/></text:p>
        </text:list-item>
      </text:list>
      <text:p text:style-name="P115"><text:span text:style-name="T6">Regular </text:span><text:span text:style-name="T5">Answer: </text:span><text:span text:style-name="T44">When I was at class 9, I made a electric motor just looking at the textbook. From that time a passion towards science and technology is developed in me. The man to whom I consider as my future me is Elon Musk. My career goal is become an Tech Entrepreneur and Engineer and contribute like the Elon Musk to the global humanity starting the journey from my own surrounding. So officer, I am the big fan of USA on how it developed the technology infrastructure after the second world war in 1945, I feel that ecosystem, and I want to learn from that environment because What I believe is that, if US can do, why not our country officer? That’s </text:span><text:soft-page-break/><text:span text:style-name="T44">why I want to go to USA and learn from the ecosystem of the USA and contribute to my contribute for making the similar ecosystem here as well. </text:span></text:p>
      <text:p text:style-name="P89"><text:span text:style-name="T2">Question</text:span><text:span text:style-name="T3">s </text:span><text:span text:style-name="T16">6</text:span><text:span text:style-name="T2">:</text:span> </text:p>
      <text:list xml:id="list210712650885576" text:continue-numbering="true" text:style-name="L12">
        <text:list-item>
          <text:p text:style-name="P111"><text:span text:style-name="T76">What you will do in the summer holidays in USA?</text:span> </text:p>
        </text:list-item>
      </text:list>
      <text:p text:style-name="P116"><text:span text:style-name="T6">Regular </text:span><text:span text:style-name="T5">Answer: </text:span><text:span text:style-name="T45">I can imagine how much I will miss my family when I am in the USA. So, if there are any long holidays, I will use that valuable time to come home and spend it with my family in Nepal. Then, I will go back as I need to. </text:span></text:p>
      <text:p text:style-name="P25"><text:span text:style-name="T69">Gap Year</text:span>:</text:p>
      <text:list xml:id="list210712884797542" text:continue-list="list210711244239489" text:style-name="L1">
        <text:list-item>
          <text:p text:style-name="P112">Career Plans and Goals</text:p>
        </text:list-item>
        <text:list-item>
          <text:p text:style-name="P112">Skills and Experiences</text:p>
        </text:list-item>
        <text:list-item>
          <text:p text:style-name="P112">Passion and Hobbies</text:p>
        </text:list-item>
      </text:list>
      <text:p text:style-name="P6"/>
      <text:p text:style-name="P113">Career Plans and Goals</text:p>
      <text:p text:style-name="P106">I want to become a tech entrepreneur and engineer to contribute to global humanity, starting with my own surroundings. I started working toward my career goals three years ago, and I will continue experimenting, learning, and improving until I die. I realized that if we don't solve the problems around us, no one will. As an entrepreneur, I am committed to problem-solving. When I started my journey, Elon Musk was my biggest inspiration. I see him as my future self. The next Elon Musk will be born from Gen Alpha, but only if there's an Elon Musk in Gen Z, and that will be me.</text:p>
      <text:p text:style-name="P31">Skills and Experiences</text:p>
      <text:p text:style-name="P107">It's been 3 years since I started my career journey. I began by learning business, leadership, and coding skills. Now, I am a professional software engineer and AI practitioner, but I identify as an entrepreneur with a proven track record. I have established two tech companies. One is an IT project outsourcing company where we have completed over 30 big software development projects and successfully deployed 3 in-house products. The other is an ed-tech company I recently started to develop education infrastructure for government schools. I plan to make it a platform where anyone can learn tech skills from anywhere in the world. I will apply what I learn from the US education system to this project. In both companies, I initially worked as a CEO and contributed to developing stable and mature software architectures for our core tech infrastructure.</text:p>
      <text:p text:style-name="P114">Passion and Hobbies</text:p>
      <text:p text:style-name="P108">I have a passion for research, problem-solving, and experimenting with new things. I love trying adventurous activities, but with calculated risks. I also listen to a lot of music. My only hobby is coding, which is a big part of my life.</text:p>
      <text:p text:style-name="P107"/>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11:41:17.580987568</meta:creation-date>
    <dc:date>2024-06-25T21:07:10.744251492</dc:date>
    <meta:editing-duration>PT1H14M37S</meta:editing-duration>
    <meta:editing-cycles>15</meta:editing-cycles>
    <meta:generator>LibreOffice/7.3.7.2$Linux_X86_64 LibreOffice_project/30$Build-2</meta:generator>
    <meta:document-statistic meta:table-count="0" meta:image-count="0" meta:object-count="0" meta:page-count="12" meta:paragraph-count="159" meta:word-count="5715" meta:character-count="33260" meta:non-whitespace-character-count="27661"/>
  </office:meta>
</office:document-meta>
</file>